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cm" draw:fill="none"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false" fo:min-height="1.75cm" fo:min-width="5cm"/>
    </style:style>
    <style:style style:name="gr3" style:family="graphic" style:parent-style-name="standard">
      <style:graphic-properties draw:stroke="none" svg:stroke-color="#000000" draw:fill="none" draw:fill-color="#ffffff" draw:textarea-horizontal-align="left" draw:auto-grow-height="true" draw:auto-grow-width="false" fo:min-height="3.499cm" fo:min-width="5cm"/>
    </style:style>
    <style:style style:name="gr4"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0.499cm" fo:min-width="5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5cm"/>
    </style:style>
    <style:style style:name="gr10" style:family="graphic" style:parent-style-name="standard">
      <style:graphic-properties draw:stroke="none" svg:stroke-color="#000000" draw:fill="none" draw:fill-color="#ffffff" draw:textarea-horizontal-align="left" draw:auto-grow-height="true" draw:auto-grow-width="false" fo:min-height="0.251cm" fo:min-width="5cm"/>
    </style:style>
    <style:style style:name="gr11" style:family="graphic" style:parent-style-name="standard">
      <style:graphic-properties draw:stroke="none" svg:stroke-color="#000000" draw:fill="none" draw:fill-color="#ffffff" draw:textarea-horizontal-align="left" draw:auto-grow-height="true" draw:auto-grow-width="false" fo:min-height="1.05cm" fo:min-width="5cm"/>
    </style:style>
    <style:style style:name="pr1" style:family="presentation" style:parent-style-name="Default-notes">
      <style:graphic-properties draw:fill-color="#ffffff" fo:min-height="12.322cm"/>
    </style:style>
    <style:style style:name="pr2"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size="40pt" style:font-size-asian="40pt" style:font-size-complex="40pt"/>
    </style:style>
    <style:style style:name="P3" style:family="paragraph">
      <style:paragraph-properties fo:text-align="center"/>
      <style:text-properties fo:font-family="Shaynes_Handwriting" style:font-pitch="variable" fo:font-size="40pt" fo:font-weight="bold" style:font-size-asian="40pt" style:font-weight-asian="bold" style:font-size-complex="40pt" style:font-weight-complex="bold"/>
    </style:style>
    <style:style style:name="P4" style:family="paragraph">
      <style:paragraph-properties fo:text-align="center"/>
      <style:text-properties fo:font-family="Shaynes_Handwriting" style:font-pitch="variable" fo:font-size="48pt" fo:font-weight="bold" style:font-size-asian="48pt" style:font-weight-asian="bold" style:font-size-complex="48pt" style:font-weight-complex="bold"/>
    </style:style>
    <style:style style:name="P5" style:family="paragraph">
      <style:paragraph-properties fo:text-align="start"/>
    </style:style>
    <style:style style:name="P6" style:family="paragraph">
      <style:paragraph-properties fo:text-align="start"/>
      <style:text-properties fo:font-family="Shaynes_Handwriting" style:font-pitch="variable" fo:font-size="40pt" fo:font-weight="bold" style:font-size-asian="40pt" style:font-weight-asian="bold" style:font-size-complex="40pt" style:font-weight-complex="bold"/>
    </style:style>
    <style:style style:name="T1" style:family="text">
      <style:text-properties fo:font-family="Shaynes_Handwriting" style:font-pitch="variable" fo:font-size="40pt" fo:font-weight="bold" style:font-size-asian="40pt" style:font-weight-asian="bold" style:font-size-complex="40pt" style:font-weight-complex="bold"/>
    </style:style>
    <style:style style:name="T2" style:family="text">
      <style:text-properties fo:font-family="Shaynes_Handwriting" style:font-pitch="variable" fo:font-size="48pt"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path draw:style-name="gr1" draw:text-style-name="P1" draw:layer="layout" svg:width="17.01cm" svg:height="23.807cm" draw:transform="skewX (0.172438530097007) rotate (1.98950081434796) translate (5.32263781490365cm 19.3286216104022cm)" svg:viewBox="0 0 17011 23808" svg:d="m13656 14235c1012 489 1305-1055 1652-1809 477-1037 525-2182 957-3241 396-973 507-2096 559-3211 51-1107 359-2271 48-3330-351-1201-402-2503-786-3674-347-1062-1229-1786-2111-2214-957-463-1561-1507-2579-1924-822-340-1646-518-2486-548-915-30-1782-619-2721 23-1298 888-2204 2253-3140 3584-674 959-1362 1988-1652 3241-293 1268-1075 2182-1072 3674 0 1149-238 2271-304 3412-79 1336 51 2790 646 3909 680 1275 1030 2692 2296 3531 993 660 1945 1312 2999 1812 1316 626 2697 313 3856-228 1045-489 2063-676 3047-1231l1024-1201 3122-7516v0">
          <text:p/>
        </draw:path>
        <draw:path draw:style-name="gr1" draw:text-style-name="P1" draw:layer="layout" svg:width="6.583cm" svg:height="4.264cm" svg:x="1.135cm" svg:y="16.185cm" svg:viewBox="0 0 6584 4265" svg:d="m142 184c437 38 877-102 1309 0 349 83 705 53 1058 55 321 2 619 111 947 84 346-28 688-58 1031-111 410-63 827-83 1225-195 468-131 480 525 446 752-54 359 130 672 83 1030-42 319 78 628 112 947 32 303 278 583 223 891-96 537-840 490-1309 474-417-14-837-22-1254 0-413 22-813-89-1225-56-381 31-761-49-1142-28-358 20-736 354-1058 195-370-182-359-757-418-1170-53-370-130-740-139-1114-12-483-108-1016 111-1476l56-250z">
          <text:p/>
        </draw:path>
        <draw:path draw:style-name="gr1" draw:text-style-name="P1" draw:layer="layout" svg:width="5.876cm" svg:height="0.142cm" draw:transform="rotate (3.1415926535892) translate (7.0700000000002cm 16.7029999999905cm)" svg:viewBox="0 0 5877 143" svg:d="m0-33294c307 0 621 69 919 0 384-89 734 14 1114-28 479-53 967 2 1448 0 406-2 827 95 1226-28l613-56h306 251">
          <text:p/>
        </draw:path>
        <draw:frame draw:style-name="gr2" draw:text-style-name="P3" draw:layer="layout" svg:width="7cm" svg:height="2.741cm" svg:x="1.1cm" svg:y="17.052cm">
          <draw:text-box>
            <text:p text:style-name="P2"><text:span text:style-name="T1">Command Line Interface</text:span></text:p>
          </draw:text-box>
        </draw:frame>
        <draw:frame draw:style-name="gr2" draw:text-style-name="P4" draw:layer="layout" svg:width="7cm" svg:height="2cm" svg:x="11cm" svg:y="1.5cm">
          <draw:text-box>
            <text:p text:style-name="P1"><text:span text:style-name="T2">Domain</text:span></text:p>
          </draw:text-box>
        </draw:frame>
        <draw:frame draw:style-name="gr3" draw:text-style-name="P4" draw:layer="layout" svg:width="5.5cm" svg:height="3.749cm" svg:x="5.056cm" svg:y="3.3cm">
          <draw:text-box>
            <text:p text:style-name="P1"><text:span text:style-name="T2">Corus </text:span></text:p>
            <text:p text:style-name="P1"><text:span text:style-name="T2">Instance</text:span></text:p>
          </draw:text-box>
        </draw:frame>
        <draw:path draw:style-name="gr1" draw:text-style-name="P1" draw:layer="layout" svg:width="5.187cm" svg:height="5.878cm" draw:transform="skewX (-0.000174532925199358) rotate (1.89350770548829) translate (5.58048069849641cm 8.46093969865744cm)" svg:viewBox="0 0 5188 5879" svg:d="m4165 10213c308 121 397-260 503-446 146-257 161-539 292-801 121-240 155-518 171-793 15-273 109-561 14-822-106-297-122-618-239-907-106-263-375-442-644-547-292-115-476-372-786-476-251-83-502-127-758-135-279-7-544-153-830 6-396 219-672 556-958 885-205 237-415 491-504 801-89 313-328 538-327 907 0 283-72 561-93 843-24 329 16 688 197 965 208 315 314 665 700 872 303 163 593 324 915 447 401 155 822 77 1176-56 319-121 629-167 929-304l313-297 952-1856v0">
          <text:p/>
        </draw:path>
        <draw:frame draw:style-name="gr3" draw:text-style-name="P4" draw:layer="layout" svg:width="5.5cm" svg:height="3.749cm" svg:x="15.885cm" svg:y="3.8cm">
          <draw:text-box>
            <text:p text:style-name="P1"><text:span text:style-name="T2">Corus </text:span></text:p>
            <text:p text:style-name="P1"><text:span text:style-name="T2">Instance</text:span></text:p>
          </draw:text-box>
        </draw:frame>
        <draw:path draw:style-name="gr1" draw:text-style-name="P1" draw:layer="layout" svg:width="5.187cm" svg:height="5.878cm" draw:transform="skewX (-0.000174532925199372) rotate (1.89350770548829) translate (16.4094806984964cm 8.96093969865744cm)" svg:viewBox="0 0 5188 5879" svg:d="m4165 30436c308 121 397-261 503-447 146-256 161-538 292-800 121-240 155-518 171-793 15-274 109-561 14-822-106-297-122-618-239-908-106-262-375-441-644-547-292-114-476-372-786-475-251-83-502-128-758-135-279-7-544-153-830 6-396 219-672 556-958 885-205 237-415 491-504 800-89 314-328 539-327 908 0 283-72 561-93 842-24 330 16 689 197 966 208 314 314 664 700 872 303 163 593 324 915 447 401 155 822 77 1176-56 319-121 629-167 929-304l313-297 952-1856v0">
          <text:p/>
        </draw:path>
        <draw:frame draw:style-name="gr3" draw:text-style-name="P4" draw:layer="layout" svg:width="5.5cm" svg:height="3.749cm" svg:x="9.385cm" svg:y="9.3cm">
          <draw:text-box>
            <text:p text:style-name="P1"><text:span text:style-name="T2">Corus </text:span></text:p>
            <text:p text:style-name="P1"><text:span text:style-name="T2">Instance</text:span></text:p>
          </draw:text-box>
        </draw:frame>
        <draw:path draw:style-name="gr1" draw:text-style-name="P1" draw:layer="layout" svg:width="5.187cm" svg:height="5.878cm" draw:transform="skewX (-0.00017453292519937) rotate (1.89350770548829) translate (9.90948069849641cm 14.4609396986574cm)" svg:viewBox="0 0 5188 5879" svg:d="m4165 14619c308 120 397-261 503-447 146-256 161-539 292-800 121-241 155-518 171-793 15-274 109-561 14-823-106-296-122-618-239-907-106-263-375-441-644-547-292-114-476-372-786-475-251-84-502-128-758-135-279-8-544-153-830 5-396 220-672 557-958 886-205 236-415 490-504 800-89 313-328 539-327 907 0 284-72 561-93 843-24 330 16 689 197 965 208 315 314 665 700 872 303 163 593 324 915 448 401 154 822 77 1176-57 319-120 629-167 929-304l313-296 952-1856v0">
          <text:p/>
        </draw:path>
        <draw:path draw:style-name="gr4" draw:text-style-name="P1" draw:layer="layout" svg:width="2.689cm" svg:height="2.139cm" draw:transform="rotate (1.16832340128478) translate (15.2474152605712cm 10.2987911123952cm)" svg:viewBox="0 0 2690 2140" svg:d="m0 36142c515-119 744 467 1066 727 396 320 794 647 1135 1030l259 253 230 114">
          <text:p/>
        </draw:path>
        <draw:path draw:style-name="gr4" draw:text-style-name="P1" draw:layer="layout" svg:width="1.079cm" svg:height="0.984cm" draw:transform="rotate (-0.246091424531154) translate (17.5065500529377cm 8.34563880494394cm)" svg:viewBox="0 0 1080 985" svg:d="m0 7842c308-3 601-241 905-170 343 80 63 588 137 884l-7 88">
          <text:p/>
        </draw:path>
        <draw:path draw:style-name="gr1" draw:text-style-name="P1" draw:layer="layout" svg:width="1.29cm" svg:height="0.847cm" draw:transform="rotate (-1.35507363124814) translate (15.7656809427838cm 9.23903201365198cm)" svg:viewBox="0 0 1291 848" svg:d="m0-26159c286 9 549 121 850 158 452 56 384-528 441-844v0">
          <text:p/>
        </draw:path>
        <draw:path draw:style-name="gr1" draw:text-style-name="P1" draw:layer="layout" svg:width="4.26cm" svg:height="0.215cm" svg:x="11.14cm" svg:y="4.38cm" svg:viewBox="0 0 4261 216" svg:d="m0 132c370-23 734-64 1114-55 406 10 720-128 1114-56 320 58 634-84 975 28 327 107 703-2 1030 139l28 28">
          <text:p/>
        </draw:path>
        <draw:path draw:style-name="gr1" draw:text-style-name="P1" draw:layer="layout" svg:width="1.161cm" svg:height="1.23cm" draw:transform="rotate (-1.15104464169004) translate (15.2560967286187cm 3.63812382742929cm)" svg:viewBox="0 0 1162 1231" svg:d="m0-24599c363 27 709-414 1036-270 311 137-54 655-44 986l-65 216">
          <text:p/>
        </draw:path>
        <draw:path draw:style-name="gr1" draw:text-style-name="P1" draw:layer="layout" svg:width="1.243cm" svg:height="1.28cm" draw:transform="rotate (-2.07955980375085) translate (12.3668077861483cm 4.22348494546611cm)" svg:viewBox="0 0 1244 1281" svg:d="m0-24822c398-39 721 473 1102 375 322-83-9-665 17-998l-87-271">
          <text:p/>
        </draw:path>
        <draw:path draw:style-name="gr1" draw:text-style-name="P1" draw:layer="layout" svg:width="2.792cm" svg:height="1.526cm" draw:transform="rotate (-1.35123390689375) translate (8.24757539931473cm 7.71859478667714cm)" svg:viewBox="0 0 2793 1527" svg:d="m0-11220c327 57 631-133 949-159 362-30 668-194 997-377 401-222 405-635 805-791l42-190">
          <text:p/>
        </draw:path>
        <draw:path draw:style-name="gr1" draw:text-style-name="P1" draw:layer="layout" svg:width="0.988cm" svg:height="1.235cm" draw:transform="rotate (-1.5707963267946) translate (8.83944036029809cm 9.60899999999986cm)" svg:viewBox="0 0 989 1236" svg:d="m0-17584c315-77 711-191 919 56 209 248-115 630-111 947v139">
          <text:p/>
        </draw:path>
        <draw:path draw:style-name="gr1" draw:text-style-name="P1" draw:layer="layout" svg:width="0.903cm" svg:height="1.334cm" draw:transform="rotate (1.35123390689375) translate (6.1591750326086cm 8.48990638016581cm)" svg:viewBox="0 0 904 1335" svg:d="m0 15744c336-71 913 13 904 342-10 376-50 645-127 969v0">
          <text:p/>
        </draw:path>
        <draw:path draw:style-name="gr1" draw:text-style-name="P1" draw:layer="layout" svg:width="5.335cm" svg:height="2.135cm" draw:transform="rotate (0.587128760370782) translate (6.31681272596137cm 16.4558544374131cm)" svg:viewBox="0 0 5336 2136" svg:d="m0 36535c397-202 857 120 1235-249 337-328 903-120 1299-340 301-169 593-345 903-504 380-194 809-232 1143-510l247-171 261-193 248-169">
          <text:p/>
        </draw:path>
        <draw:path draw:style-name="gr1" draw:text-style-name="P1" draw:layer="layout" svg:width="1.148cm" svg:height="1.09cm" draw:transform="rotate (0.32288591161889) translate (9.64425502884812cm 13.7792940076351cm)" svg:viewBox="0 0 1149 1091" svg:d="m0 32402c328-75 608-211 979-113 330 87 80 679 69 1022l17 35">
          <text:p/>
        </draw:path>
        <draw:path draw:style-name="gr1" draw:text-style-name="P1" draw:layer="layout" svg:width="2.972cm" svg:height="3.683cm" draw:transform="skewX (0.0691150383789624) rotate (1.92963602100457) translate (16.0770794702713cm 15.5068664928832cm)" svg:viewBox="0 0 2973 3684" svg:d="m2386 22344c177 76 228-163 289-280 83-160 92-337 167-501 69-151 89-325 98-497 9-172 63-352 8-516-61-185-70-387-137-568-61-164-215-276-369-343-167-71-273-233-451-297-143-53-287-80-434-85-160-5-311-96-475 4-227 137-386 348-549 554-118 149-238 308-289 502-51 196-188 338-187 569 0 177-42 351-53 528-14 206 9 431 113 605 118 197 180 416 401 546 173 102 340 203 524 280 230 97 471 49 674-35 182-76 360-105 532-191l179-186 546-1163v0">
          <text:p/>
        </draw:path>
        <draw:frame draw:style-name="gr5" draw:text-style-name="P3" draw:layer="layout" svg:width="3.5cm" svg:height="1.496cm" svg:x="15.7cm" svg:y="12.651cm">
          <draw:text-box>
            <text:p text:style-name="P2"><text:span text:style-name="T1">process</text:span></text:p>
          </draw:text-box>
        </draw:frame>
        <draw:path draw:style-name="gr1" draw:text-style-name="P1" draw:layer="layout" svg:width="1.187cm" svg:height="0.128cm" draw:transform="rotate (-0.734434549239075) translate (14.6340174384826cm 11.9286707656089cm)" svg:viewBox="0 0 1188 129" svg:d="m0-1806c392 116 736-180 1128-80l60-17">
          <text:p/>
        </draw:path>
        <draw:path draw:style-name="gr1" draw:text-style-name="P1" draw:layer="layout" svg:width="0.716cm" svg:height="1.031cm" draw:transform="rotate (-1.44583075235183) translate (15.507cm 12.143cm)" svg:viewBox="0 0 717 1032" svg:d="m0-27745c261 52 773-135 711 369l-61 274-11 307-11 82">
          <text:p/>
        </draw:path>
        <draw:path draw:style-name="gr1" draw:text-style-name="P1" draw:layer="layout" svg:width="2.972cm" svg:height="3.683cm" draw:transform="skewX (0.0691150383789624) rotate (1.92963602100457) translate (22.6770794702713cm 10.1718664928832cm)" svg:viewBox="0 0 2973 3684" svg:d="m2386 38451c177 75 228-164 289-280 83-161 92-338 167-502 69-150 89-324 98-497 9-171 63-351 8-515-61-186-70-387-137-569-61-164-215-276-369-342-167-72-273-233-451-298-143-52-287-80-434-85-160-4-311-95-475 4-227 137-386 349-549 555-118 148-238 308-289 501-51 197-188 338-187 569 0 178-42 352-53 528-14 207 9 432 113 605 118 197 180 417 401 546 173 102 340 203 524 281 230 97 471 48 674-36 182-75 360-104 532-190l179-186 546-1163v0">
          <text:p/>
        </draw:path>
        <draw:frame draw:style-name="gr5" draw:text-style-name="P3" draw:layer="layout" svg:width="3.5cm" svg:height="1.496cm" svg:x="22.3cm" svg:y="7.316cm">
          <draw:text-box>
            <text:p text:style-name="P2"><text:span text:style-name="T1">process</text:span></text:p>
          </draw:text-box>
        </draw:frame>
        <draw:path draw:style-name="gr1" draw:text-style-name="P1" draw:layer="layout" svg:width="1.452cm" svg:height="0.167cm" draw:transform="rotate (-0.198793001802117) translate (20.9171546171494cm 6.9852685744632cm)" svg:viewBox="0 0 1453 168" svg:d="m0 5440c310-8 634-28 929 97l321 48 203 17">
          <text:p/>
        </draw:path>
        <draw:path draw:style-name="gr1" draw:text-style-name="P1" draw:layer="layout" svg:width="0.911cm" svg:height="1.205cm" draw:transform="rotate (-1.02991879160166) translate (22.0119008858558cm 6.65105329925664cm)" svg:viewBox="0 0 912 1206" svg:d="m0-30879c309-14 797-64 893 244 96 309-186 622-297 927l-14 23">
          <text:p/>
        </draw:path>
        <draw:path draw:style-name="gr1" draw:text-style-name="P1" draw:layer="layout" svg:width="2.972cm" svg:height="3.683cm" draw:transform="skewX (0.0691150383789624) rotate (1.92963602100457) translate (4.37707947027135cm 14.8718664928832cm)" svg:viewBox="0 0 2973 3684" svg:d="m2386 881c177 75 228-163 289-280 83-161 92-338 167-502 69-150 89-324 98-497 9-171 63-351 8-515-61-186-70-387-137-568-61-165-215-277-369-343-167-72-273-233-451-298-143-52-287-80-434-85-160-4-311-95-475 4-227 138-386 349-549 555-118 148-238 308-289 502-51 196-188 337-187 568 0 178-42 352-53 528-14 207 9 432 113 605 118 197 180 417 401 546 173 103 340 203 524 281 230 97 471 48 674-36 182-75 360-104 532-190l179-186 546-1163v0">
          <text:p/>
        </draw:path>
        <draw:frame draw:style-name="gr5" draw:text-style-name="P3" draw:layer="layout" svg:width="3.5cm" svg:height="1.496cm" svg:x="4cm" svg:y="12.016cm">
          <draw:text-box>
            <text:p text:style-name="P2"><text:span text:style-name="T1">process</text:span></text:p>
          </draw:text-box>
        </draw:frame>
        <draw:path draw:style-name="gr1" draw:text-style-name="P1" draw:layer="layout" svg:width="1.651cm" svg:height="0.676cm" draw:transform="skewX (0.260054058547106) rotate (-2.41902634326487) translate (9.05204159130548cm 12.0340891089616cm)" svg:viewBox="0 0 1652 677" svg:d="m0-30024c322-30 557 247 862 279 313 32 491 336 790 396v0">
          <text:p/>
        </draw:path>
        <draw:path draw:style-name="gr1" draw:text-style-name="P1" draw:layer="layout" svg:width="1.024cm" svg:height="1.075cm" draw:transform="rotate (-1.86418617405479) translate (8.7624228383722cm 12.0538191297059cm)" svg:viewBox="0 0 1025 1076" svg:d="m0-22711c297-131 688 253 885-152l98-349 18-325 24-211">
          <text:p/>
        </draw:path>
        <presentation:notes draw:style-name="dp2">
          <draw:page-thumbnail draw:style-name="gr6" draw:layer="layout" svg:width="13.968cm" svg:height="10.476cm" svg:x="3.81cm" svg:y="2.123cm" draw:page-number="1" presentation:class="page"/>
          <draw:frame presentation:style-name="pr1" draw:layer="layout" svg:width="17.271cm" svg:height="12.322cm" svg:x="2.159cm" svg:y="13.271cm" presentation:class="notes" presentation:placeholder="true">
            <draw:text-box/>
          </draw:frame>
        </presentation:notes>
      </draw:page>
      <draw:page draw:name="page2" draw:style-name="dp1" draw:master-page-name="Default">
        <draw:frame draw:style-name="gr7" draw:text-style-name="P4" draw:layer="layout" svg:width="6.365cm" svg:height="3.249cm" svg:x="9.635cm" svg:y="1.5cm">
          <draw:text-box>
            <text:p text:style-name="P1"><text:span text:style-name="T2"><text:s/></text:span><text:span text:style-name="T2">Replicated</text:span></text:p>
            <text:p text:style-name="P1"><text:span text:style-name="T2"><text:s/></text:span><text:span text:style-name="T2">Command</text:span></text:p>
          </draw:text-box>
        </draw:frame>
        <draw:path draw:style-name="gr8" draw:text-style-name="P1" draw:layer="layout" svg:width="6.264cm" svg:height="1.898cm" draw:transform="rotate (0.293389847260191) translate (10.3860379210473cm 5.34150537784176cm)" svg:viewBox="0 0 6265 1899" svg:d="m0 16241c401-44 773 137 1160 204 345 59 672 150 1002 245 347 100 687 230 1040 314 352 85 692 212 1041 315 312 91 629 160 940 254 337 102 629 308 931 485l151 75">
          <text:p/>
        </draw:path>
        <draw:path draw:style-name="gr8" draw:text-style-name="P1" draw:layer="layout" svg:width="1.483cm" svg:height="1.331cm" draw:transform="rotate (-1.14964837828963) translate (16.6235577377649cm 4.33982894312702cm)" svg:viewBox="0 0 1484 1332" svg:d="m0-26644c399-50 712 5 1191-138 360-108 262 586 275 885l-13 300 31 136">
          <text:p/>
        </draw:path>
        <draw:frame draw:style-name="gr3" draw:text-style-name="P4" draw:layer="layout" svg:width="5.5cm" svg:height="4.748cm" svg:x="4cm" svg:y="2.5cm">
          <draw:text-box>
            <text:p text:style-name="P1"><text:span text:style-name="T2">Corus </text:span></text:p>
            <text:p text:style-name="P1"><text:span text:style-name="T2">Instance</text:span></text:p>
            <text:p text:style-name="P1"><text:span text:style-name="T2">1</text:span></text:p>
          </draw:text-box>
        </draw:frame>
        <draw:frame draw:style-name="gr3" draw:text-style-name="P4" draw:layer="layout" svg:width="5cm" svg:height="4.748cm" svg:x="18.5cm" svg:y="2.752cm">
          <draw:text-box>
            <text:p text:style-name="P1"><text:span text:style-name="T2">Corus </text:span></text:p>
            <text:p text:style-name="P1"><text:span text:style-name="T2">instance2</text:span></text:p>
          </draw:text-box>
        </draw:frame>
        <draw:frame draw:style-name="gr3" draw:text-style-name="P4" draw:layer="layout" svg:width="5cm" svg:height="4.748cm" svg:x="18.6cm" svg:y="13.652cm">
          <draw:text-box>
            <text:p text:style-name="P1"><text:span text:style-name="T2">Corus </text:span></text:p>
            <text:p text:style-name="P1"><text:span text:style-name="T2">instance3</text:span></text:p>
          </draw:text-box>
        </draw:frame>
        <draw:path draw:style-name="gr1" draw:text-style-name="P1" draw:layer="layout" svg:width="4.712cm" svg:height="0.362cm" draw:transform="skewX (-0.0862192650485036) rotate (-1.50587007862161) translate (20.9420805255071cm 7.9979764747442cm)" svg:viewBox="0 0 4713 363" svg:d="m0-40745c383-50 725 60 1123 32 403-29 813 33 1212 79 379 44 753 146 1142 117 350-26 686 52 1019 107l217 15">
          <text:p/>
        </draw:path>
        <draw:path draw:style-name="gr1" draw:text-style-name="P1" draw:layer="layout" svg:width="2.017cm" svg:height="1.63cm" draw:transform="rotate (-2.35811435237028) translate (21.9880731290099cm 11.7402349891759cm)" svg:viewBox="0 0 2018 1631" svg:d="m0-47612c387-1 786 88 1162-21 682-198 350 425 513 668 169 252 480 518 277 866l-58 59">
          <text:p/>
        </draw:path>
        <draw:frame draw:style-name="gr7" draw:text-style-name="P4" draw:layer="layout" svg:width="6.365cm" svg:height="3.249cm" svg:x="20.635cm" svg:y="8cm">
          <draw:text-box>
            <text:p text:style-name="P1"><text:span text:style-name="T2"><text:s/></text:span><text:span text:style-name="T2">Replicated</text:span></text:p>
            <text:p text:style-name="P1"><text:span text:style-name="T2"><text:s/></text:span><text:span text:style-name="T2">Command</text:span></text:p>
          </draw:text-box>
        </draw:frame>
        <draw:path draw:style-name="gr1" draw:text-style-name="P1" draw:layer="layout" svg:width="6cm" svg:height="6.801cm" draw:transform="rotate (1.89368223841349) translate (18.8092860374292cm 19.895756105156cm)" svg:viewBox="0 0 6001 6802" svg:d="m4818 28827c357 140 461-301 583-516 168-296 185-623 337-926 140-278 180-599 198-917 18-317 126-649 17-952-124-343-142-715-277-1050-122-303-434-510-746-632-337-132-550-430-909-551-290-97-581-148-877-156-322-9-628-177-960 7-457 254-777 643-1108 1023-238 274-480 568-583 926-103 362-379 623-378 1050 0 328-84 649-108 975-27 382 19 796 229 1116 240 365 363 769 810 1009 350 188 685 375 1057 518 465 179 952 90 1361-65 368-139 728-193 1075-351l361-343 1101-2147v0">
          <text:p/>
        </draw:path>
        <draw:path draw:style-name="gr1" draw:text-style-name="P1" draw:layer="layout" svg:width="5.826cm" svg:height="6.386cm" draw:transform="skewX (0.115889862332402) rotate (2.36352487305027) translate (20.346423905517cm 9.28028370305752cm)" svg:viewBox="0 0 5827 6387" svg:d="m3696 21339c274 130 439-125 607-267 195-164 379-350 510-567 124-206 236-407 383-603 150-201 219-414 342-613 154-251 216-544 247-831 25-237 97-460-37-719-129-251-63-578-207-821s-349-446-543-652c-182-194-392-364-593-538-236-206-546-293-860-358-308-65-587 7-883-10-412-23-704 291-980 535-179 159-317 364-498 525-164 147-285 339-473 468-219 150-224 428-353 656-187 334-354 711-358 1100-3 333 94 661 134 992 48 407 351 644 571 941 156 210 345 394 566 540 200 132 416 231 611 370 273 194 615 225 965 241 425 20 584-278 904-393l491-371 1026-733v0">
          <text:p/>
        </draw:path>
        <draw:path draw:style-name="gr1" draw:text-style-name="P1" draw:layer="layout" svg:width="5.056cm" svg:height="2.632cm" draw:transform="skewX (1.0865090014247E-016) rotate (1.01333816370772) translate (2.75459630521794cm 12.9255346304465cm)" svg:viewBox="0 0 5057 2633" svg:d="m0 20979c398 47 663-267 972-442 429-242 822-544 1253-781 353-194 743-314 1104-491 300-148 581-336 836-555l361-158 351-121 180-80">
          <text:p/>
        </draw:path>
        <draw:path draw:style-name="gr1" draw:text-style-name="P1" draw:layer="layout" svg:width="1.313cm" svg:height="1.724cm" draw:transform="rotate (1.79035874669545) translate (4.41556206184605cm 9.67867601847939cm)" svg:viewBox="0 0 1314 1725" svg:d="m0 6128c313-37 614-96 937-104 627-17 344-509 64-672-340-197-278-737-645-943l-27-6">
          <text:p/>
        </draw:path>
        <draw:path draw:style-name="gr1" draw:text-style-name="P1" draw:layer="layout" svg:width="6.583cm" svg:height="4.264cm" svg:x="1.835cm" svg:y="14.884cm" svg:viewBox="0 0 6584 4265" svg:d="m142 184c437 38 877-102 1309 0 349 83 705 53 1058 55 321 2 619 111 947 84 346-28 688-58 1031-111 410-63 827-83 1225-195 468-131 480 525 446 752-54 359 130 672 83 1030-42 319 78 628 112 947 32 303 278 583 223 891-96 537-840 490-1309 474-417-14-837-22-1254 0-413 22-813-89-1225-56-381 31-761-49-1142-28-358 20-736 354-1058 195-370-182-359-757-418-1170-53-370-130-740-139-1114-12-483-108-1016 111-1476l56-250z">
          <text:p/>
        </draw:path>
        <draw:path draw:style-name="gr1" draw:text-style-name="P1" draw:layer="layout" svg:width="5.876cm" svg:height="0.142cm" draw:transform="rotate (3.1415926535892) translate (7.7700000000002cm 15.4019999999905cm)" svg:viewBox="0 0 5877 143" svg:d="m0-30692c307 0 621 69 919 0 384-89 734 14 1114-28 479-53 967 2 1448 0 406-2 827 95 1226-28l613-56h306 251">
          <text:p/>
        </draw:path>
        <draw:path draw:style-name="gr1" draw:text-style-name="P1" draw:layer="layout" svg:width="5.632cm" svg:height="6.383cm" draw:transform="skewX (-2.89851777908172E-017) rotate (1.89368223841349) translate (4.40288621260426cm 8.47212603726247cm)" svg:viewBox="0 0 5633 6384" svg:d="m4522 8398c335 131 432-283 547-485 158-278 174-585 317-869 131-261 168-562 185-861 17-297 119-609 16-893-116-322-133-671-260-985-115-285-407-479-699-594-317-124-517-404-854-516-272-91-545-139-823-147-303-8-590-166-901 6-430 238-730 604-1040 961-223 257-451 533-547 869-97 340-356 585-355 985 0 308-79 609-101 915-26 358 17 748 214 1048 225 342 341 722 760 947 329 177 644 352 993 486 436 168 893 84 1277-61 346-131 683-181 1009-330l339-322 1034-2015v0">
          <text:p/>
        </draw:path>
        <draw:frame draw:style-name="gr2" draw:text-style-name="P4" draw:layer="layout" svg:width="2.5cm" svg:height="2cm" svg:x="3.5cm" svg:y="16cm">
          <draw:text-box>
            <text:p text:style-name="P1"><text:span text:style-name="T2">CLI</text:span></text:p>
          </draw:text-box>
        </draw:frame>
        <draw:frame draw:style-name="gr7" draw:text-style-name="P4" draw:layer="layout" svg:width="4.782cm" svg:height="1.75cm" svg:x="5.5cm" svg:y="10.75cm">
          <draw:text-box>
            <text:p text:style-name="P1"><text:span text:style-name="T2">Command</text:span></text:p>
          </draw:text-box>
        </draw:frame>
        <presentation:notes draw:style-name="dp2">
          <draw:page-thumbnail draw:style-name="gr6"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Default">
        <draw:path draw:style-name="gr1" draw:text-style-name="P1" draw:layer="layout" svg:width="5.841cm" svg:height="2.108cm" svg:x="1.658cm" svg:y="1.535cm" svg:viewBox="0 0 5842 2109" svg:d="m122 395c514-143 1040-139 1568-189 302-29 586-61 887-38 263 20 529-11 794 0 501 22 1000-54 1492-132 281-45 827-122 831 302 4 330 150 662 57 983-87 300 470 753-434 510-493-133-1022 32-1530 0-305-20-607-74-907-38-313 36-612 115-926 170-296 51-546 156-869 94-272-52-563-33-830 38-366 97-218-343-246-510-38-231 58-451 56-680l57-208 76-283 19-19z">
          <text:p/>
        </draw:path>
        <draw:frame draw:style-name="gr9" draw:text-style-name="P4" draw:layer="layout" svg:width="3.5cm" svg:height="1.75cm" svg:x="3cm" svg:y="1.75cm">
          <draw:text-box>
            <text:p text:style-name="P1"><text:span text:style-name="T2">Corus</text:span></text:p>
          </draw:text-box>
        </draw:frame>
        <draw:path draw:style-name="gr1" draw:text-style-name="P1" draw:layer="layout" svg:width="3.516cm" svg:height="9.708cm" draw:transform="skewX (0.307177948350944) rotate (0.557981761862482) translate (1.77754796022051cm 6.47932328759825cm)" svg:viewBox="0 0 3517 9709" svg:d="m2693 13020c253-90 398 312 620 323 364 19 138 426 102 596-56 264-175 500-235 764-56 251-133 486-189 740-60 270-152 526-225 795-83 304-245 560-355 850-104 272-122 564-222 845-98 278-123 593-212 876s-226 538-310 824c-96 331-183 656-316 969-123 290-269 547-355 850-80 276-153 569-134 867 27 414-320 261-444 88-130-181-498-187-402-603 66-293 170-557 238-838 81-329 166-651 261-973 109-371 259-720 355-1096 67-262 168-508 219-773 67-353 185-677 273-1016 72-274 118-563 216-824 124-331 225-683 394-978 144-250 292-500 376-790 90-314 213-614 270-943l94-370 75-306 7-22">
          <text:p/>
        </draw:path>
        <draw:path draw:style-name="gr1" draw:text-style-name="P1" draw:layer="layout" svg:width="1.865cm" svg:height="0.054cm" draw:transform="rotate (-1.57079632679579) translate (4.51099999999723cm 3.39799999999996cm)" svg:viewBox="0 0 1866 55" svg:d="m0-8995c289-29 573 27 864 28 299 1 592-57 891-28l111-27">
          <text:p/>
        </draw:path>
        <draw:path draw:style-name="gr1" draw:text-style-name="P1" draw:layer="layout" svg:width="1.619cm" svg:height="0.436cm" draw:transform="rotate (-1.2479104151769) translate (4.55115663414921cm 15.9359324471128cm)" svg:viewBox="0 0 1620 437" svg:d="m0 1494c319-71 573 180 889 150l274 63 308 131 149 80">
          <text:p/>
        </draw:path>
        <draw:path draw:style-name="gr1" draw:text-style-name="P1" draw:layer="layout" svg:width="5.841cm" svg:height="2.108cm" svg:x="16.658cm" svg:y="1.624cm" svg:viewBox="0 0 5842 2109" svg:d="m122 395c514-143 1040-139 1568-189 302-29 586-61 887-38 263 20 529-11 794 0 501 22 1000-54 1492-132 281-45 827-122 831 302 4 330 150 662 57 983-87 300 470 753-434 510-493-133-1022 32-1530 0-305-20-607-74-907-38-313 36-612 115-926 170-296 51-546 156-869 94-272-52-563-33-830 38-366 97-218-343-246-510-38-231 58-451 56-680l57-208 76-283 19-19z">
          <text:p/>
        </draw:path>
        <draw:frame draw:style-name="gr9" draw:text-style-name="P4" draw:layer="layout" svg:width="4.5cm" svg:height="1.75cm" svg:x="18cm" svg:y="1.75cm">
          <draw:text-box>
            <text:p text:style-name="P1"><text:span text:style-name="T2">Process</text:span></text:p>
          </draw:text-box>
        </draw:frame>
        <draw:path draw:style-name="gr1" draw:text-style-name="P1" draw:layer="layout" svg:width="3.237cm" svg:height="7.107cm" draw:transform="skewX (0.0343829862642818) rotate (0.397935069454632) translate (16.7764047097998cm 6.08580946249264cm)" svg:viewBox="0 0 3238 7108" svg:d="m2479 24329c233-66 367 228 571 236 335 14 127 312 94 436-51 193-162 367-216 560-52 184-123 356-175 541-55 198-140 386-207 582-76 223-225 410-327 623-96 199-112 412-204 619-90 203-113 433-195 640s-208 395-285 604c-89 242-169 481-291 709-114 213-248 401-328 623-73 202-140 416-123 634 25 304-294 192-408 65-120-132-458-137-371-441 62-215 157-408 220-614 74-241 153-477 240-712 101-272 239-527 327-802 62-192 154-373 201-567 62-258 171-495 252-744 66-200 109-412 199-603 114-242 207-500 363-715 132-183 268-367 345-579 84-230 197-450 249-690l87-271 69-225 6-15">
          <text:p/>
        </draw:path>
        <draw:path draw:style-name="gr1" draw:text-style-name="P1" draw:layer="layout" svg:width="1.865cm" svg:height="0.054cm" draw:transform="rotate (-1.57079632679579) translate (19.5109999999972cm 3.38699999999996cm)" svg:viewBox="0 0 1866 55" svg:d="m0-38995c289-29 573 27 864 28 299 1 592-57 891-28l111-27">
          <text:p/>
        </draw:path>
        <draw:frame draw:style-name="gr10" draw:text-style-name="P3" draw:layer="layout" svg:width="10.5cm" svg:height="1.496cm" svg:x="6.6cm" svg:y="5.504cm">
          <draw:text-box>
            <text:p text:style-name="P1"><text:span text:style-name="T1">check poll timeout</text:span></text:p>
          </draw:text-box>
        </draw:frame>
        <draw:path draw:style-name="gr1" draw:text-style-name="P1" draw:layer="layout" svg:width="13.514cm" svg:height="0.361cm" svg:x="4.985cm" svg:y="8.467cm" svg:viewBox="0 0 13515 362" svg:d="m0 279c439-137 893-70 1340-84 544-17 1087-71 1636-56 1004 27 2004 11 3004 56 687 31 1372 128 2064 111 474-12 943 56 1421 56 442 0 885-24 1315-139 383-103 757-121 1153-112 363 8 680-27 1019-55l294-56 269 28v0">
          <text:p/>
        </draw:path>
        <draw:path draw:style-name="gr1" draw:text-style-name="P1" draw:layer="layout" svg:width="1.218cm" svg:height="1.537cm" draw:transform="rotate (-0.55745816308807) translate (18.0209380883873cm 7.68341384192423cm)" svg:viewBox="0 0 1219 1538" svg:d="m0-5987c362-23 889-142 1069 187 168 306 212 672 46 1021l-148 290v0">
          <text:p/>
        </draw:path>
        <draw:frame draw:style-name="gr2" draw:text-style-name="P3" draw:layer="layout" svg:width="3cm" svg:height="2cm" svg:x="11cm" svg:y="7.3cm">
          <draw:text-box>
            <text:p text:style-name="P1"><text:span text:style-name="T1">kill</text:span></text:p>
          </draw:text-box>
        </draw:frame>
        <draw:path draw:style-name="gr1" draw:text-style-name="P1" draw:layer="layout" svg:width="1.451cm" svg:height="2.585cm" draw:transform="skewX (-0.160221225333049) rotate (-0.227940000311603) translate (5.11990797465495cm 5.2092362620438cm)" svg:viewBox="0 0 1452 2586" svg:d="m0 8169c272 2 541-78 808-153 184-51 385-289 548-122 145 147 61 564 62 868 0 310-35 634 19 932 88 495-233 545-379 553-194 10-385 114-580 102l-181 68-139 4">
          <text:p/>
        </draw:path>
        <draw:path draw:style-name="gr1" draw:text-style-name="P1" draw:layer="layout" svg:width="1.216cm" svg:height="0.754cm" draw:transform="rotate (-1.89019157991069) translate (5.98101299682907cm 7.31589940733041cm)" svg:viewBox="0 0 1217 755" svg:d="m0-15372c358-204 604 440 925 46l194-388 98-237">
          <text:p/>
        </draw:path>
        <draw:path draw:style-name="gr1" draw:text-style-name="P1" draw:layer="layout" svg:width="0.766cm" svg:height="1.19cm" draw:transform="rotate (-2.5544638932196) translate (6.26929147723899cm 11.7908120552217cm)" svg:viewBox="0 0 767 1191" svg:d="m0-25388c206-142 1111 268 625-388l-116-378-140-293-46-132">
          <text:p/>
        </draw:path>
        <draw:frame draw:style-name="gr11" draw:text-style-name="P3" draw:layer="layout" svg:width="6cm" svg:height="1.496cm" svg:x="9.5cm" svg:y="9.9cm">
          <draw:text-box>
            <text:p text:style-name="P1"><text:span text:style-name="T1">confirm kill</text:span></text:p>
          </draw:text-box>
        </draw:frame>
        <draw:path draw:style-name="gr1" draw:text-style-name="P1" draw:layer="layout" svg:width="13.36cm" svg:height="3.922cm" draw:transform="skewX (3.85208512487475E-017) rotate (-0.279601746170625) translate (6.29082383973925cm 7.47471340596336cm)" svg:viewBox="0 0 13361 3923" svg:d="m0 14820c350-56 695-98 1048-185 325-80 665-98 987-196 300-92 612-156 910-261 300-107 598-167 910-262 334-101 654-210 982-311 315-96 593-262 915-349 360-97 754-89 1078-281 343-204 705-287 1067-422 330-123 677-193 1025-265 343-71 677-199 1016-292 362-99 735-163 1110-174 414-12 801-105 1174-250 329-127 604-356 880-572l259-103">
          <text:p/>
        </draw:path>
        <draw:path draw:style-name="gr1" draw:text-style-name="P1" draw:layer="layout" svg:width="1.452cm" svg:height="2.585cm" draw:transform="skewX (-0.159697626557451) rotate (-0.227765467386403) translate (5.11902333337917cm 12.1092815614882cm)" svg:viewBox="0 0 1453 2586" svg:d="m0 21616c272 1 541-79 809-154 184-51 384-289 548-122 145 147 61 564 62 868 1 310-34 634 19 933 88 495-233 545-379 552-194 11-385 114-580 102l-181 68-139 4">
          <text:p/>
        </draw:path>
        <draw:path draw:style-name="gr1" draw:text-style-name="P1" draw:layer="layout" svg:width="1.216cm" svg:height="0.755cm" draw:transform="rotate (-1.89019157991069) translate (5.98001299682907cm 14.2158994073304cm)" svg:viewBox="0 0 1217 756" svg:d="m0-19703c358-204 604 440 925 46l194-388 98-238">
          <text:p/>
        </draw:path>
        <draw:frame draw:style-name="gr10" draw:text-style-name="P6" draw:layer="layout" svg:width="8.4cm" svg:height="1.496cm" svg:x="6.6cm" svg:y="12.504cm">
          <draw:text-box>
            <text:p text:style-name="P5"><text:span text:style-name="T1">Restart process</text:span></text:p>
          </draw:text-box>
        </draw:frame>
        <draw:path draw:style-name="gr1" draw:text-style-name="P1" draw:layer="layout" svg:width="4.234cm" svg:height="1.687cm" draw:transform="skewX (-0.338942940737235) rotate (-1.21614542279061) translate (19.5113693369674cm 12.3845475786706cm)" svg:viewBox="0 0 4235 1688" svg:d="m0-27979c300-68 505 129 750 211 233 79 466 162 681 269 230 115 430 219 678 310 266 99 493 188 794 230 262 36 443 212 678 310 231 97 436 229 654 344v0">
          <text:p/>
        </draw:path>
        <presentation:notes draw:style-name="dp2">
          <draw:page-thumbnail draw:style-name="gr6" draw:layer="layout" svg:width="13.968cm" svg:height="10.476cm" svg:x="3.81cm" svg:y="2.123cm" draw:page-number="3" presentation:class="page"/>
          <draw:frame presentation:style-name="pr1" draw:layer="layout" svg:width="17.271cm" svg:height="12.322cm" svg:x="2.159cm" svg:y="13.271cm" presentation:class="notes" presentation:placeholder="true">
            <draw:text-box/>
          </draw:frame>
        </presentation:notes>
      </draw:page>
      <draw:page draw:name="page4" draw:style-name="dp1" draw:master-page-name="Default">
        <draw:path draw:style-name="gr1" draw:text-style-name="P1" draw:layer="layout" svg:width="7.231cm" svg:height="2.564cm" svg:x="1.074cm" svg:y="2.304cm" svg:viewBox="0 0 7232 2565" svg:d="m1042 203c533-144 1070 71 1616 83 525 11 1017 147 1504-27 387-138 745-40 1141-195 329-129 706-28 1059 0 280 22 797-201 835 306 29 390 28 779 28 1170 0 283 93 808-418 835-386 20-742 80-1114 84-356 4-704-125-1058-112-412 15-810-56-1225 28-312 63-633 58-947 112-365 63-729 108-1087 55-348-52-717-41-1030-195-452-222-330-852-334-1309-3-398 97-963 640-891l335 56h306v0">
          <text:p/>
        </draw:path>
        <draw:frame draw:style-name="gr9" draw:text-style-name="P4" draw:layer="layout" svg:width="4.5cm" svg:height="1.75cm" svg:x="2.6cm" svg:y="2.75cm">
          <draw:text-box>
            <text:p text:style-name="P1"><text:span text:style-name="T2">Status</text:span></text:p>
          </draw:text-box>
        </draw:frame>
        <draw:path draw:style-name="gr1" draw:text-style-name="P1" draw:layer="layout" svg:width="3.577cm" svg:height="4.923cm" draw:transform="rotate (-1.35123390689494) translate (8.8006625302273cm 3.74971888885983cm)" svg:viewBox="0 0 3578 4924" svg:d="m0-11150c293-30 588 42 849 161 275 124 567 250 864 221 337-33 700 435 888-145 110-341 20-711 149-1051 162-427 282-868 351-1320 63-414 120-801 159-1220 33-360 204-696 318-1041v0">
          <text:p/>
        </draw:path>
        <draw:path draw:style-name="gr1" draw:text-style-name="P1" draw:layer="layout" svg:width="7.231cm" svg:height="2.564cm" svg:x="9.494cm" svg:y="6cm" svg:viewBox="0 0 7232 2565" svg:d="m1042 203c533-144 1070 71 1616 83 525 11 1017 147 1504-27 387-138 745-40 1141-195 329-129 706-28 1059 0 280 22 797-201 835 306 29 390 28 779 28 1170 0 283 93 808-418 835-386 20-742 80-1114 84-356 4-704-125-1058-112-412 15-810-56-1225 28-312 63-633 58-947 112-365 63-729 108-1087 55-348-52-717-41-1030-195-452-222-330-852-334-1309-3-398 97-963 640-891l335 56h306v0">
          <text:p/>
        </draw:path>
        <draw:path draw:style-name="gr1" draw:text-style-name="P1" draw:layer="layout" svg:width="3.577cm" svg:height="4.923cm" draw:transform="rotate (-1.35123390689494) translate (17.2206625302273cm 7.44571888885983cm)" svg:viewBox="0 0 3578 4924" svg:d="m0-25976c293-30 588 42 849 161 275 125 567 250 864 221 337-33 700 435 888-145 110-341 20-710 149-1050 162-427 282-869 351-1321 63-414 120-801 159-1219 33-361 204-697 318-1042v0">
          <text:p/>
        </draw:path>
        <draw:frame draw:style-name="gr9" draw:text-style-name="P4" draw:layer="layout" svg:width="5.5cm" svg:height="1.75cm" svg:x="10.7cm" svg:y="6.5cm">
          <draw:text-box>
            <text:p text:style-name="P1"><text:span text:style-name="T2">Context</text:span></text:p>
          </draw:text-box>
        </draw:frame>
        <draw:path draw:style-name="gr1" draw:text-style-name="P1" draw:layer="layout" svg:width="7.231cm" svg:height="2.564cm" svg:x="17.994cm" svg:y="9.503cm" svg:viewBox="0 0 7232 2565" svg:d="m1042 203c533-144 1070 71 1616 83 525 11 1017 147 1504-27 387-138 745-40 1141-195 329-129 706-28 1059 0 280 22 797-201 835 306 29 390 28 779 28 1170 0 283 93 808-418 835-386 20-742 80-1114 84-356 4-704-125-1058-112-412 15-810-56-1225 28-312 63-633 58-947 112-365 63-729 108-1087 55-348-52-717-41-1030-195-452-222-330-852-334-1309-3-398 97-963 640-891l335 56h306v0">
          <text:p/>
        </draw:path>
        <draw:frame draw:style-name="gr9" draw:text-style-name="P4" draw:layer="layout" svg:width="5.5cm" svg:height="1.75cm" svg:x="20cm" svg:y="10cm">
          <draw:text-box>
            <text:p text:style-name="P1"><text:span text:style-name="T2">Param</text:span></text:p>
          </draw:text-box>
        </draw:frame>
        <draw:frame draw:style-name="gr9" draw:text-style-name="P4" draw:layer="layout" svg:width="1.5cm" svg:height="1.75cm" svg:x="4.5cm" svg:y="4.75cm">
          <draw:text-box>
            <text:p text:style-name="P1"><text:span text:style-name="T2">1</text:span></text:p>
          </draw:text-box>
        </draw:frame>
        <draw:polyline draw:style-name="gr1" draw:text-style-name="P1" draw:layer="layout" svg:width="0.636cm" svg:height="0.051cm" draw:transform="rotate (-2.48133459756106) translate (9.12117250437828cm 6.41630823117338cm)" svg:viewBox="0 0 637 52" draw:points="0,-21324 241,-21312 486,-21272 637,-21305">
          <text:p/>
        </draw:polyline>
        <draw:path draw:style-name="gr1" draw:text-style-name="P1" draw:layer="layout" svg:width="0.763cm" svg:height="0.141cm" draw:transform="rotate (-0.843692160415086) translate (8.61830637451829cm 6.21690288895747cm)" svg:viewBox="0 0 764 142" svg:d="m0-4491c278 93 488-165 764-115v0">
          <text:p/>
        </draw:path>
        <draw:path draw:style-name="gr1" draw:text-style-name="P1" draw:layer="layout" svg:width="0.749cm" svg:height="0.057cm" draw:transform="skewX (0.00401425727958622) rotate (-1.47113802650693) translate (8.84667599019947cm 6.19876352002459cm)" svg:viewBox="0 0 750 58" svg:d="m0-16370c212-13 420 30 632 44l118 12">
          <text:p/>
        </draw:path>
        <draw:path draw:style-name="gr1" draw:text-style-name="P1" draw:layer="layout" svg:width="0.807cm" svg:height="0.073cm" draw:transform="rotate (3.03041518023718) translate (9.19220945140292cm 6.64445751619069cm)" svg:viewBox="0 0 808 74" svg:d="m0-11097c213 21 420-50 633-31l175-39">
          <text:p/>
        </draw:path>
        <draw:frame draw:style-name="gr9" draw:text-style-name="P4" draw:layer="layout" svg:width="1.5cm" svg:height="1.75cm" svg:x="13cm" svg:y="8.25cm">
          <draw:text-box>
            <text:p text:style-name="P1"><text:span text:style-name="T2">1</text:span></text:p>
          </draw:text-box>
        </draw:frame>
        <draw:polyline draw:style-name="gr1" draw:text-style-name="P1" draw:layer="layout" svg:width="0.636cm" svg:height="0.05cm" draw:transform="rotate (-2.48133459756106) translate (17.5221725043783cm 10.1173082311734cm)" svg:viewBox="0 0 637 51" draw:points="0,-37475 241,-37463 486,-37424 637,-37456">
          <text:p/>
        </draw:polyline>
        <draw:path draw:style-name="gr1" draw:text-style-name="P1" draw:layer="layout" svg:width="0.763cm" svg:height="0.141cm" draw:transform="rotate (-0.843692160415086) translate (17.0193063745183cm 9.91790288895747cm)" svg:viewBox="0 0 764 142" svg:d="m0-12124c278 93 488-165 764-115v0">
          <text:p/>
        </draw:path>
        <draw:path draw:style-name="gr1" draw:text-style-name="P1" draw:layer="layout" svg:width="0.749cm" svg:height="0.057cm" draw:transform="skewX (0.00401425727958621) rotate (-1.47113802650693) translate (17.2476759901995cm 9.89976352002459cm)" svg:viewBox="0 0 750 58" svg:d="m0-32352c212-13 420 29 632 44l118 12">
          <text:p/>
        </draw:path>
        <draw:path draw:style-name="gr1" draw:text-style-name="P1" draw:layer="layout" svg:width="0.807cm" svg:height="0.073cm" draw:transform="rotate (3.03041518023718) translate (17.5932094514029cm 10.3454575161907cm)" svg:viewBox="0 0 808 74" svg:d="m0-16589c213 20 420-50 633-31l175-39">
          <text:p/>
        </draw:path>
        <presentation:notes draw:style-name="dp2">
          <draw:page-thumbnail draw:style-name="gr6" draw:layer="layout" svg:width="13.968cm" svg:height="10.476cm" svg:x="3.81cm" svg:y="2.123cm" draw:page-number="4" presentation:class="page"/>
          <draw:frame presentation:style-name="pr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2"/>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anick Duchesne</meta:initial-creator>
    <meta:creation-date>2010-12-20T12:07:33</meta:creation-date>
    <meta:editing-duration>PT05H39M28S</meta:editing-duration>
    <meta:editing-cycles>9</meta:editing-cycles>
    <dc:date>2010-12-21T18:42:18</dc:date>
    <dc:creator>Yanick Duchesne</dc:creator>
    <meta:generator>OpenOffice.org/3.2$Linux OpenOffice.org_project/320m12$Build-9483</meta:generator>
    <meta:document-statistic meta:object-count="121"/>
  </office:meta>
</office:document-meta>
</file>